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8e74" officeooo:paragraph-rsid="00108e7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cd31" officeooo:paragraph-rsid="0010cd3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08e74" officeooo:paragraph-rsid="00108e7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cd31" officeooo:paragraph-rsid="0010cd3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24c28" officeooo:paragraph-rsid="00124c28" style:font-size-asian="10.5pt" style:font-weight-asian="normal" style:font-size-complex="12pt" style:font-weight-complex="normal"/>
    </style:style>
    <style:style style:name="T1" style:family="text">
      <style:text-properties officeooo:rsid="0012aae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aa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2"/><text:span text:style-name="T2"><text:s/></text:span><text:span text:style-name="T3">CLASS ASSIGNMENT-4</text:span></text:p>
      <text:p text:style-name="P1"/>
      <text:p text:style-name="P1">PROGRAM-16 <text:s text:c="80"/>DIMPLE.V</text:p>
      <text:p text:style-name="P1"><text:s text:c="108"/>ECE,CL-2</text:p>
      <text:p text:style-name="P3"/>
      <text:p text:style-name="P3">import random</text:p>
      <text:p text:style-name="P3"/>
      <text:p text:style-name="P3">p={1:'r',2:'p',3:'s'}</text:p>
      <text:p text:style-name="P3"/>
      <text:p text:style-name="P3">while True:</text:p>
      <text:p text:style-name="P3"><text:tab/>yc=input("YOU CHOOSE: r/p/s: ")</text:p>
      <text:p text:style-name="P3"><text:tab/>cc=p[random.randint(1,3)]</text:p>
      <text:p text:style-name="P3"/>
      <text:p text:style-name="P3"><text:tab/>print("computer gave: ",cc)</text:p>
      <text:p text:style-name="P3"/>
      <text:p text:style-name="P3"><text:tab/>if(yc=='r' and cc=='p'):</text:p>
      <text:p text:style-name="P3"><text:tab/><text:tab/>print("computer wins the game")</text:p>
      <text:p text:style-name="P3"><text:tab/>elif(yc=='s' and cc=='p'):</text:p>
      <text:p text:style-name="P3"><text:tab/><text:tab/>print("you win the game")</text:p>
      <text:p text:style-name="P3"><text:tab/>elif(yc=='r' and cc=='s'):</text:p>
      <text:p text:style-name="P3"><text:tab/><text:tab/>print("you win the game")</text:p>
      <text:p text:style-name="P3"><text:tab/>elif(yc=='r' and cc=='p'):</text:p>
      <text:p text:style-name="P3"><text:tab/><text:tab/>print("you win the game")</text:p>
      <text:p text:style-name="P3"><text:tab/>elif(yc=='p'and cc=='p'):</text:p>
      <text:p text:style-name="P3"><text:tab/><text:tab/>print("draw")</text:p>
      <text:p text:style-name="P3"><text:tab/>elif(yc=='r' and cc=='r'):</text:p>
      <text:p text:style-name="P3"><text:tab/><text:tab/>print("draw")</text:p>
      <text:p text:style-name="P3"><text:tab/>elif(yc=='r' and cc=='r'):</text:p>
      <text:p text:style-name="P3"><text:tab/><text:tab/>print("draw")</text:p>
      <text:p text:style-name="P3"><text:tab/>elif(yc=='s' and cc=='s'):</text:p>
      <text:p text:style-name="P3"><text:tab/><text:tab/>print("draw")</text:p>
      <text:p text:style-name="P3"><text:tab/>elif(yc=='s' and cc=='r'):</text:p>
      <text:p text:style-name="P3"><text:tab/><text:tab/>print("computer wins the game")</text:p>
      <text:p text:style-name="P3"><text:tab/>elif(yc=='p' and cc=='s'):</text:p>
      <text:p text:style-name="P3"><text:tab/><text:tab/>print("computer wins the game")</text:p>
      <text:p text:style-name="P3"/>
      <text:p text:style-name="P1">OUTPUT</text:p>
      <text:p text:style-name="P1"/>
      <text:p text:style-name="P3">YOU CHOOSE: r/p/s: p</text:p>
      <text:p text:style-name="P3">computer gave: <text:s/>r</text:p>
      <text:p text:style-name="P3">YOU CHOOSE: r/p/s: s</text:p>
      <text:p text:style-name="P3">computer gave: <text:s/>r</text:p>
      <text:p text:style-name="P3">computer wins the game</text:p>
      <text:p text:style-name="P3">YOU CHOOSE: r/p/s: r</text:p>
      <text:p text:style-name="P3">computer gave: <text:s/>p</text:p>
      <text:p text:style-name="P3">computer wins the game</text:p>
      <text:p text:style-name="P3">YOU CHOOSE: r/p/s: </text:p>
      <text:p text:style-name="P3"/>
      <text:p text:style-name="P3"/>
      <text:p text:style-name="P2">PROGRAM-17</text:p>
      <text:p text:style-name="P5"/>
      <text:p text:style-name="P3">import random</text:p>
      <text:p text:style-name="P3">a={1:'r',2:'p',3:'s'}</text:p>
      <text:p text:style-name="P3"><text:soft-page-break/>s1=0</text:p>
      <text:p text:style-name="P3">s2=0</text:p>
      <text:p text:style-name="P3">while(True):</text:p>
      <text:p text:style-name="P3"><text:tab/>p=input("your choice r/p/s: ")</text:p>
      <text:p text:style-name="P3"><text:tab/>c=a[random.randint(1,3)]</text:p>
      <text:p text:style-name="P3"/>
      <text:p text:style-name="P3"><text:tab/>print("you choose",p,"computer choose",c)</text:p>
      <text:p text:style-name="P3"><text:tab/>if(p=='r' or p=='p' or p=='s'):</text:p>
      <text:p text:style-name="P3"><text:tab/><text:tab/>if(p==c):</text:p>
      <text:p text:style-name="P3"><text:tab/><text:tab/><text:tab/>print("tie")</text:p>
      <text:p text:style-name="P3"><text:tab/><text:tab/>elif((p=='r'and c=='p') or (p=='p' and c=='s') or (p=='s' and c=='r')):</text:p>
      <text:p text:style-name="P3"><text:tab/><text:tab/><text:tab/>s1=s1+1</text:p>
      <text:p text:style-name="P3"><text:tab/><text:tab/><text:tab/>print("computer won",s1,"times")</text:p>
      <text:p text:style-name="P3"><text:tab/><text:tab/>else:</text:p>
      <text:p text:style-name="P3"><text:tab/><text:tab/><text:tab/>s2=s2+1</text:p>
      <text:p text:style-name="P3"><text:tab/><text:tab/><text:tab/>print("you won",s2,"times")</text:p>
      <text:p text:style-name="P3"><text:tab/>else:</text:p>
      <text:p text:style-name="P3"><text:tab/><text:tab/>print("give proper input")</text:p>
      <text:p text:style-name="P3"><text:tab/><text:tab/>break</text:p>
      <text:p text:style-name="P3"><text:tab/>if(s1==3 or s2==3):</text:p>
      <text:p text:style-name="P3"><text:tab/><text:tab/>if(s1==3):</text:p>
      <text:p text:style-name="P3"><text:tab/><text:tab/><text:tab/>print("i'm sorry,computer won the game")</text:p>
      <text:p text:style-name="P3"><text:tab/><text:tab/>else:</text:p>
      <text:p text:style-name="P3"><text:tab/><text:tab/><text:tab/>print("congrats u won against computer,have a great day")</text:p>
      <text:p text:style-name="P3"><text:tab/><text:tab/>break<text:tab/></text:p>
      <text:p text:style-name="P3"/>
      <text:p text:style-name="P2">OUTPUT</text:p>
      <text:p text:style-name="P4">your choice r/p/s: r</text:p>
      <text:p text:style-name="P4">you choose r computer choose p</text:p>
      <text:p text:style-name="P4">computer won 1 times</text:p>
      <text:p text:style-name="P4">your choice r/p/s: p</text:p>
      <text:p text:style-name="P4">you choose p computer choose r</text:p>
      <text:p text:style-name="P4">you won 1 times</text:p>
      <text:p text:style-name="P4">your choice r/p/s: s</text:p>
      <text:p text:style-name="P4">you choose s computer choose p</text:p>
      <text:p text:style-name="P4">you won 2 times</text:p>
      <text:p text:style-name="P4">your choice r/p/s: r</text:p>
      <text:p text:style-name="P4">you choose r computer choose p</text:p>
      <text:p text:style-name="P4">computer won 2 times</text:p>
      <text:p text:style-name="P4">your choice r/p/s: p</text:p>
      <text:p text:style-name="P4">you choose p computer choose s</text:p>
      <text:p text:style-name="P4">computer won 3 times</text:p>
      <text:p text:style-name="P4">i'm sorry,computer wo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9:12:22.624673872</meta:creation-date>
    <dc:date>2018-10-05T10:22:22.345139937</dc:date>
    <meta:editing-duration>PT9M3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83" meta:word-count="247" meta:character-count="2007" meta:non-whitespace-character-count="1571"/>
  </office:meta>
</office:document-meta>
</file>